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 style:list-style-name="L5">
      <style:paragraph-properties fo:text-align="start" style:justify-single-word="false"/>
      <style:text-properties fo:font-size="14pt" style:font-size-asian="14pt" style:font-size-complex="14pt"/>
    </style:style>
    <style:style style:name="P5" style:family="paragraph" style:parent-style-name="Standard" style:list-style-name="L6">
      <style:paragraph-properties fo:text-align="start" style:justify-single-word="false"/>
      <style:text-properties fo:font-size="14pt" style:font-size-asian="14pt" style:font-size-complex="14pt"/>
    </style:style>
    <style:style style:name="P6" style:family="paragraph" style:parent-style-name="Standard" style:list-style-name="L7">
      <style:paragraph-properties fo:text-align="start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 style:list-style-name="L2">
      <style:paragraph-properties fo:text-align="start" style:justify-single-word="false"/>
    </style:style>
    <style:style style:name="P9" style:family="paragraph" style:parent-style-name="Standard" style:list-style-name="L3">
      <style:paragraph-properties fo:text-align="start" style:justify-single-word="false"/>
    </style:style>
    <style:style style:name="P10" style:family="paragraph" style:parent-style-name="Standard" style:list-style-name="L4">
      <style:paragraph-properties fo:text-align="start" style:justify-single-word="false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size-asian="14pt"/>
    </style:style>
    <style:style style:name="T4" style:family="text">
      <style:text-properties style:font-size-complex="14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SYSTEM C</text:p>
      <text:p text:style-name="P7"/>
      <text:p text:style-name="P2"><text:tab/><text:tab/><text:tab/><text:tab/>entwurfssprachen am bsp system c</text:p>
      <text:p text:style-name="P2"/>
      <text:p text:style-name="P2">allgemeines</text:p>
      <text:p text:style-name="P2"/>
      <text:p text:style-name="P2"><text:tab/>warum systemc:</text:p>
      <text:p text:style-name="P2"/>
      <text:p text:style-name="P2"><text:tab/>systemdesign &amp; verifikation HW / SW</text:p>
      <text:p text:style-name="P2"><text:tab/>modellierung von systemblöcken</text:p>
      <text:p text:style-name="P2"><text:tab/>überblick über interaktion der funktionsblöcke</text:p>
      <text:p text:style-name="P2"><text:tab/>entwicklung von embedd. apps bevor prototyp vorhanden ist</text:p>
      <text:p text:style-name="P2"><text:tab/>design/verifikation unabghängig von detailierter HW/SW implementierung</text:p>
      <text:p text:style-name="P2"/>
      <text:p text:style-name="P2"><text:tab/>höherer abstraktionslevel durch system c</text:p>
      <text:p text:style-name="P2"><text:tab/><text:tab/>--&gt; einfachere tradeoffanalyse(performance/funktionalität)</text:p>
      <text:p text:style-name="P2"><text:tab/><text:tab/>--&gt; einfacheres design/redesign(produktivitätssteigerung)</text:p>
      <text:p text:style-name="P2"/>
      <text:p text:style-name="P2">geschichte</text:p>
      <text:p text:style-name="P2"/>
      <text:p text:style-name="P2"><text:tab/>1997 scenic(vorgänger systemC</text:p>
      <text:p text:style-name="P2"><text:tab/>1999 open systemC inititive(ARM, Synopsis,...)</text:p>
      <text:p text:style-name="P2"><text:tab/>2005<text:tab/>IEEE standard IEEE 1666-2005 systemc2.1</text:p>
      <text:p text:style-name="P2"/>
      <text:p text:style-name="P2">sprachkonstrukte</text:p>
      <text:p text:style-name="P2"/>
      <text:p text:style-name="P2"><text:tab/>systemc = c++ class library</text:p>
      <text:p text:style-name="P2"><text:tab/></text:p>
      <text:p text:style-name="P2"><text:tab/>module</text:p>
      <text:p text:style-name="P2"><text:tab/><text:tab/>c++ klasse – sc_module</text:p>
      <text:p text:style-name="P2"><text:tab/><text:tab/>grundlegende einheit des design</text:p>
      <text:p text:style-name="P2"><text:tab/><text:tab/>hierarchisches design(modul innerhalb von modulen)</text:p>
      <text:p text:style-name="P2"/>
      <text:p text:style-name="P2"><text:tab/>processes(cooperative threading)</text:p>
      <text:list xml:id="list1947007389" text:style-name="L4">
        <text:list-item>
          <text:list>
            <text:list-item>
              <text:list>
                <text:list-item>
                  <text:p text:style-name="P10"><text:span text:style-name="T2">funktion</text:span></text:p>
                </text:list-item>
                <text:list-item>
                  <text:p text:style-name="P10"><text:span text:style-name="T2">sc_thread(einfache ausführung)</text:span></text:p>
                </text:list-item>
              </text:list>
            </text:list-item>
          </text:list>
        </text:list-item>
      </text:list>
      <text:list xml:id="list1004881740" text:style-name="L3">
        <text:list-item>
          <text:list>
            <text:list-item>
              <text:list>
                <text:list-item>
                  <text:p text:style-name="P9"><text:span text:style-name="T2">sc_cthread(clocked thread, synthetisierbar – veraltet)</text:span></text:p>
                </text:list-item>
              </text:list>
            </text:list-item>
          </text:list>
        </text:list-item>
      </text:list>
      <text:list xml:id="list2068152095" text:style-name="L2">
        <text:list-item>
          <text:list>
            <text:list-item>
              <text:list>
                <text:list-item>
                  <text:p text:style-name="P8"><text:span text:style-name="T2">sc_method(wird dauernd ausgeführt, kein wait-status sondern nexttrigger)</text:span></text:p>
                </text:list-item>
              </text:list>
            </text:list-item>
          </text:list>
        </text:list-item>
      </text:list>
      <text:list xml:id="list1390760918" text:style-name="L1">
        <text:list-item>
          <text:list>
            <text:list-item>
              <text:list>
                <text:list-header>
                  <text:p text:style-name="P3"/>
                </text:list-header>
              </text:list>
            </text:list-item>
          </text:list>
        </text:list-item>
      </text:list>
      <text:p text:style-name="P2"><text:tab/>ports/interfaces/channels/exports</text:p>
      <text:p text:style-name="P2"/>
      <text:p text:style-name="P2"><text:tab/>sensitivity, events(notification)</text:p>
      <text:p text:style-name="P2"><text:tab/><text:tab/>bei welcher signaländerung wird ein process gestartet</text:p>
      <text:p text:style-name="P2"><text:soft-page-break/></text:p>
      <text:p text:style-name="P2"><text:tab/>hardwareorientierte typen(mehrwertige logik, bitvektoren)</text:p>
      <text:p text:style-name="P2"/>
      <text:p text:style-name="P2"><text:tab/>hw-eigenschaften werden auf c++ konzepte abgebildet</text:p>
      <text:p text:style-name="P2"><text:tab/></text:p>
      <text:p text:style-name="P2"><text:tab/>processes -&gt; funktionen</text:p>
      <text:p text:style-name="P2"><text:tab/>interfaces -&gt; virtuelle funktion</text:p>
      <text:p text:style-name="P2"><text:tab/>interrupts -&gt; exception handling</text:p>
      <text:p text:style-name="P2"><text:tab/>module -&gt; klasse</text:p>
      <text:p text:style-name="P2"><text:tab/>architecture -&gt; </text:p>
      <text:p text:style-name="P2"/>
      <text:p text:style-name="P2">beispiele</text:p>
      <text:p text:style-name="P2"/>
      <text:p text:style-name="P2"><text:tab/>hello world – beispiel</text:p>
      <text:p text:style-name="P2"><text:tab/></text:p>
      <text:p text:style-name="P2"/>
      <text:p text:style-name="P2">vor/nachteile</text:p>
      <text:p text:style-name="P2"/>
      <text:p text:style-name="P2"><text:tab/>vorteile</text:p>
      <text:p text:style-name="P2"><text:tab/><text:tab/>unterstützung von design in versch. Abstraktionslevel</text:p>
      <text:p text:style-name="P2"><text:tab/><text:tab/>design von HW/SW in gleicher umgebung</text:p>
      <text:p text:style-name="P2"><text:tab/><text:tab/>leichteres debugging(SW statt HW)</text:p>
      <text:p text:style-name="P2"><text:tab/><text:tab/>verifikation ist leichter(high level modell referenz)</text:p>
      <text:p text:style-name="P2"><text:tab/><text:tab/>systemC ist standardisiert</text:p>
      <text:p text:style-name="P2"/>
      <text:p text:style-name="P2"><text:tab/>nachteile</text:p>
      <text:p text:style-name="P2"><text:tab/><text:tab/>grosser sptrachumfang(viel ballast)</text:p>
      <text:p text:style-name="P2"><text:tab/><text:tab/>relativ neues konzept:</text:p>
      <text:list xml:id="list622736454" text:style-name="L5">
        <text:list-item>
          <text:list>
            <text:list-item>
              <text:list>
                <text:list-item>
                  <text:list>
                    <text:list-item>
                      <text:p text:style-name="P4">tools nicht ausgereift</text:p>
                    </text:list-item>
                    <text:list-item>
                      <text:p text:style-name="P4">wenig fachkräfte</text:p>
                    </text:list-item>
                    <text:list-item>
                      <text:p text:style-name="P4">wenig vorhandene projekte zur orientierung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><text:tab/>tools</text:p>
      <text:list xml:id="list1008617564" text:style-name="L6">
        <text:list-item>
          <text:list>
            <text:list-item>
              <text:list>
                <text:list-item>
                  <text:p text:style-name="P5">synopsis(zb. Platform architect, VCS)</text:p>
                </text:list-item>
                <text:list-item>
                  <text:p text:style-name="P5">mentor graphics(modelsim)</text:p>
                </text:list-item>
              </text:list>
            </text:list-item>
          </text:list>
        </text:list-item>
      </text:list>
      <text:p text:style-name="P2"><text:tab/></text:p>
      <text:p text:style-name="P2"><text:tab/>hw – hersteller</text:p>
      <text:list xml:id="list952159994" text:style-name="L7">
        <text:list-item>
          <text:list>
            <text:list-item>
              <text:list>
                <text:list-item>
                  <text:p text:style-name="P6">transaction level versionene von ARM11, AMBA</text:p>
                </text:list-item>
              </text:list>
            </text:list-item>
          </text:list>
        </text:list-item>
      </text:list>
      <text:p text:style-name="P2"/>
      <text:p text:style-name="P2"><text:tab/>haupteinsatzgebiet von systemC ist an unis: forschung im vordergrund, nicht entwicklung</text:p>
      <text:p text:style-name="P2"><text:tab/></text:p>
      <text:p text:style-name="P2">sw-sprachen</text:p>
      <text:p text:style-name="P2"/>
      <text:p text:style-name="P2"><text:soft-page-break/><text:tab/>besonderheiten</text:p>
      <text:p text:style-name="P2"><text:tab/><text:tab/>hw-erweiterungen unter verwendung schon vorhandener sprachkonzepte</text:p>
      <text:p text:style-name="P2"><text:tab/>vorteile</text:p>
      <text:p text:style-name="P2"><text:tab/><text:tab/>schnelle entwicklung</text:p>
      <text:p text:style-name="P2"/>
      <text:p text:style-name="P2"><text:tab/>automatisiertes partitioning</text:p>
      <text:p text:style-name="P2"/>
      <text:p text:style-name="P2"><text:tab/>systemc versucht zu erkennen was syncron, was asyncron</text:p>
      <text:p text:style-name="P2"><text:tab/><text:tab/>asyncron -&gt; hardwareorientierte</text:p>
      <text:p text:style-name="P2"><text:tab/><text:tab/>syncron -&gt; softwa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arald Glanzer</meta:initial-creator>
    <meta:creation-date>2011-11-29T11:31:16</meta:creation-date>
    <dc:date>2011-11-29T12:29:56</dc:date>
    <dc:creator>Harald Glanzer</dc:creator>
    <meta:editing-duration>PT00H09M38S</meta:editing-duration>
    <meta:editing-cycles>3</meta:editing-cycles>
    <meta:generator>OpenOffice.org/3.1$Unix OpenOffice.org_project/310m11$Build-9399</meta:generator>
    <meta:document-statistic meta:table-count="0" meta:image-count="0" meta:object-count="0" meta:page-count="3" meta:paragraph-count="72" meta:word-count="252" meta:character-count="2230"/>
  </office:meta>
</office:document-meta>
</file>